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449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116">
      <style:table-cell-properties fo:border="0.002cm solid #000000"/>
    </style:style>
    <style:style style:name="ce6" style:family="table-cell" style:parent-style-name="Default" style:data-style-name="N5116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 style:data-style-name="N5116"/>
    <style:style style:name="ce8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116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 style:data-style-name="N5116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le" table:style-name="ta1" table:print-ranges="Table.A1:Table.F1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  <table:table-cell table:style-name="ce11"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0.312418937683">
            <text:p>0.312</text:p>
          </table:table-cell>
          <table:table-cell table:style-name="ce5" office:value-type="float" office:value="0.354230165482">
            <text:p>0.354</text:p>
          </table:table-cell>
          <table:table-cell table:style-name="ce5" office:value-type="float" office:value="0.464017152786">
            <text:p>0.464</text:p>
          </table:table-cell>
          <table:table-cell table:style-name="ce5" office:value-type="float" office:value="0.306694030762">
            <text:p>0.307</text:p>
          </table:table-cell>
          <table:table-cell table:style-name="ce9" office:value-type="float" office:value="0.217463970184">
            <text:p>0.217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0.763482093811">
            <text:p>0.763</text:p>
          </table:table-cell>
          <table:table-cell table:style-name="ce5" office:value-type="float" office:value="0.848485946655">
            <text:p>0.848</text:p>
          </table:table-cell>
          <table:table-cell table:style-name="ce5" office:value-type="float" office:value="1.12804603577">
            <text:p>1.128</text:p>
          </table:table-cell>
          <table:table-cell table:style-name="ce5" office:value-type="float" office:value="0.751493930817">
            <text:p>0.751</text:p>
          </table:table-cell>
          <table:table-cell table:style-name="ce9" office:value-type="float" office:value="0.578715801239">
            <text:p>0.579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.32791900635">
            <text:p>1.328</text:p>
          </table:table-cell>
          <table:table-cell table:style-name="ce5" office:value-type="float" office:value="1.65547895432">
            <text:p>1.655</text:p>
          </table:table-cell>
          <table:table-cell table:style-name="ce5" office:value-type="float" office:value="2.17039084435">
            <text:p>2.170</text:p>
          </table:table-cell>
          <table:table-cell table:style-name="ce5" office:value-type="float" office:value="1.47969007492">
            <text:p>1.480</text:p>
          </table:table-cell>
          <table:table-cell table:style-name="ce9" office:value-type="float" office:value="1.15804696083">
            <text:p>1.158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2.19987201691">
            <text:p>2.200</text:p>
          </table:table-cell>
          <table:table-cell table:style-name="ce5" office:value-type="float" office:value="2.7869310379">
            <text:p>2.787</text:p>
          </table:table-cell>
          <table:table-cell table:style-name="ce5" office:value-type="float" office:value="3.59255003929">
            <text:p>3.593</text:p>
          </table:table-cell>
          <table:table-cell table:style-name="ce5" office:value-type="float" office:value="2.42379188538">
            <text:p>2.424</text:p>
          </table:table-cell>
          <table:table-cell table:style-name="ce9" office:value-type="float" office:value="1.95095801353">
            <text:p>1.951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3.29979300499">
            <text:p>3.300</text:p>
          </table:table-cell>
          <table:table-cell table:style-name="ce5" office:value-type="float" office:value="4.0885219574">
            <text:p>4.089</text:p>
          </table:table-cell>
          <table:table-cell table:style-name="ce5" office:value-type="float" office:value="5.43960285187">
            <text:p>5.440</text:p>
          </table:table-cell>
          <table:table-cell table:style-name="ce5" office:value-type="float" office:value="3.67946505547">
            <text:p>3.679</text:p>
          </table:table-cell>
          <table:table-cell table:style-name="ce9" office:value-type="float" office:value="2.9623439312">
            <text:p>2.962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4.54626297951">
            <text:p>4.546</text:p>
          </table:table-cell>
          <table:table-cell table:style-name="ce5" office:value-type="float" office:value="5.83302497864">
            <text:p>5.833</text:p>
          </table:table-cell>
          <table:table-cell table:style-name="ce5" office:value-type="float" office:value="7.66672897339">
            <text:p>7.667</text:p>
          </table:table-cell>
          <table:table-cell table:style-name="ce5" office:value-type="float" office:value="5.18888711929">
            <text:p>5.189</text:p>
          </table:table-cell>
          <table:table-cell table:style-name="ce9" office:value-type="float" office:value="4.18786787987">
            <text:p>4.188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6.04469799995">
            <text:p>6.045</text:p>
          </table:table-cell>
          <table:table-cell table:style-name="ce5" office:value-type="float" office:value="7.75651717186">
            <text:p>7.757</text:p>
          </table:table-cell>
          <table:table-cell table:style-name="ce5" office:value-type="float" office:value="10.2924158573">
            <text:p>10.292</text:p>
          </table:table-cell>
          <table:table-cell table:style-name="ce5" office:value-type="float" office:value="6.85776686668">
            <text:p>6.858</text:p>
          </table:table-cell>
          <table:table-cell table:style-name="ce9" office:value-type="float" office:value="5.60975599289">
            <text:p>5.610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7.82993102074">
            <text:p>7.830</text:p>
          </table:table-cell>
          <table:table-cell table:style-name="ce5" office:value-type="float" office:value="10.0376720428">
            <text:p>10.038</text:p>
          </table:table-cell>
          <table:table-cell table:style-name="ce5" office:value-type="float" office:value="13.2862148285">
            <text:p>13.286</text:p>
          </table:table-cell>
          <table:table-cell table:style-name="ce5" office:value-type="float" office:value="8.87457203865">
            <text:p>8.875</text:p>
          </table:table-cell>
          <table:table-cell table:style-name="ce9" office:value-type="float" office:value="7.29355096817">
            <text:p>7.294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float" office:value="9.79621195793">
            <text:p>9.796</text:p>
          </table:table-cell>
          <table:table-cell table:style-name="ce5" office:value-type="float" office:value="12.8292510509">
            <text:p>12.829</text:p>
          </table:table-cell>
          <table:table-cell table:style-name="ce5" office:value-type="float" office:value="16.9789791107">
            <text:p>16.979</text:p>
          </table:table-cell>
          <table:table-cell table:style-name="ce5" office:value-type="float" office:value="11.240252018">
            <text:p>11.240</text:p>
          </table:table-cell>
          <table:table-cell table:style-name="ce9" office:value-type="float" office:value="9.12216186523">
            <text:p>9.122</text:p>
          </table:table-cell>
          <table:table-cell table:number-columns-repeated="101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2.2952029705">
            <text:p>12.295</text:p>
          </table:table-cell>
          <table:table-cell table:style-name="ce6" office:value-type="float" office:value="15.7528381348">
            <text:p>15.753</text:p>
          </table:table-cell>
          <table:table-cell table:style-name="ce6" office:value-type="float" office:value="20.9449090958">
            <text:p>20.945</text:p>
          </table:table-cell>
          <table:table-cell table:style-name="ce6" office:value-type="float" office:value="13.7743461132">
            <text:p>13.774</text:p>
          </table:table-cell>
          <table:table-cell table:style-name="ce10" office:value-type="float" office:value="11.1871869564">
            <text:p>11.187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1" table:print-ranges="Graph.A1:Graph.A1">
        <table:table-column table:style-name="co8" table:default-cell-style-name="Default"/>
        <table:table-row table:style-name="ro2">
          <table:table-cell>
            <draw:frame table:end-cell-address="Graph.B2" table:end-x="0.057cm" table:end-y="0.057cm" draw:z-index="0" draw:style-name="gr1" draw:text-style-name="P1" svg:width="15cm" svg:height="15cm" svg:x="0.001cm" svg:y="0.001cm">
              <draw:object draw:notify-on-update-of-ranges="Table.A2:Table.A11 Table.B1:Table.B1 Table.B2:Table.B11 Table.C1:Table.C1 Table.C2:Table.C11 Table.D1:Table.D1 Table.D2:Table.D11 Table.E1:Table.E1 Table.E2:Table.E11 Table.F1:Table.F1 Table.F2:Table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.04.2013</text:date>, <text:time>17:2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17:21:06</dc:date>
    <dc:creator>Michael Pohl</dc:creator>
    <meta:generator>OpenOffice.org/3.4$Unix OpenOffice.org_project/340m1$Build-9590</meta:generator>
    <meta:editing-duration>PT1H25M22S</meta:editing-duration>
    <meta:editing-cycles>14</meta:editing-cycles>
    <meta:keyword>Python</meta:keyword>
    <meta:keyword>XML</meta:keyword>
    <meta:keyword>Performance</meta:keyword>
    <dc:title>ECoXiPy Peformance Test Results</dc:title>
    <meta:document-statistic meta:table-count="2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legend chart:legend-position="bottom" svg:x="0.733cm" svg:y="13.724cm" style:legend-expansion="wide" chart:style-name="ch2"/>
        <chart:plot-area chart:style-name="ch3" table:cell-range-address="Table.A1:Table.F11" chart:data-source-has-labels="both" svg:x="1.28cm" svg:y="1.335cm" svg:width="13.121cm" svg:height="11.139cm">
          <chartooo:coordinate-region svg:x="2.603cm" svg:y="1.533cm" svg:width="11.6cm" svg:height="10.296cm"/>
          <chart:axis chart:dimension="x" chart:name="primary-x" chart:style-name="ch4" chartooo:axis-type="auto">
            <chartooo:date-scale/>
            <chart:title svg:x="4.227cm" svg:y="12.775cm" chart:style-name="ch5">
              <text:p>Data Count (exponentially growing document size)</text:p>
            </chart:title>
            <chart:categories table:cell-range-address="Table.A2:Table.A11"/>
            <chart:grid chart:style-name="ch6" chart:class="major"/>
          </chart:axis>
          <chart:axis chart:dimension="y" chart:name="primary-y" chart:style-name="ch7">
            <chart:title svg:x="0.451cm" svg:y="9.402cm" chart:style-name="ch8">
              <text:p>Document Building Time [seconds]</text:p>
            </chart:title>
            <chart:grid chart:style-name="ch6" chart:class="major"/>
          </chart:axis>
          <chart:series chart:style-name="ch9" chart:values-cell-range-address="Table.B2:Table.B11" chart:label-cell-address="Table.B1:Table.B1" chart:class="chart:line">
            <chart:data-point chart:repeated="10"/>
          </chart:series>
          <chart:series chart:style-name="ch10" chart:values-cell-range-address="Table.C2:Table.C11" chart:label-cell-address="Table.C1:Table.C1" chart:class="chart:line">
            <chart:data-point chart:repeated="10"/>
          </chart:series>
          <chart:series chart:style-name="ch11" chart:values-cell-range-address="Table.D2:Table.D11" chart:label-cell-address="Table.D1:Table.D1" chart:class="chart:line">
            <chart:data-point chart:repeated="10"/>
          </chart:series>
          <chart:series chart:style-name="ch12" chart:values-cell-range-address="Table.E2:Table.E11" chart:label-cell-address="Table.E1:Table.E1" chart:class="chart:line">
            <chart:data-point chart:repeated="10"/>
          </chart:series>
          <chart:series chart:style-name="ch13" chart:values-cell-range-address="Table.F2:Table.F11" chart:label-cell-address="Table.F1:Table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Table.B1:Table.B1</svg:desc>
                </draw:g>
              </table:table-cell>
              <table:table-cell office:value-type="string">
                <text:p>xml.dom.minidom</text:p>
                <draw:g>
                  <svg:desc>Table.C1:Table.C1</svg:desc>
                </draw:g>
              </table:table-cell>
              <table:table-cell office:value-type="string">
                <text:p>ecoxipy.dom_output</text:p>
                <draw:g>
                  <svg:desc>Table.D1:Table.D1</svg:desc>
                </draw:g>
              </table:table-cell>
              <table:table-cell office:value-type="string">
                <text:p>ecoxipy.element_output</text:p>
                <draw:g>
                  <svg:desc>Table.E1:Table.E1</svg:desc>
                </draw:g>
              </table:table-cell>
              <table:table-cell office:value-type="string">
                <text:p>ecoxipy.string_output</text:p>
                <draw:g>
                  <svg:desc>Table.F1:Table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le.A2:Table.A11</svg:desc>
                </draw:g>
              </table:table-cell>
              <table:table-cell office:value-type="float" office:value="0.312418937683">
                <text:p>0.312418937683</text:p>
                <draw:g>
                  <svg:desc>Table.B2:Table.B11</svg:desc>
                </draw:g>
              </table:table-cell>
              <table:table-cell office:value-type="float" office:value="0.354230165482">
                <text:p>0.354230165482</text:p>
                <draw:g>
                  <svg:desc>Table.C2:Table.C11</svg:desc>
                </draw:g>
              </table:table-cell>
              <table:table-cell office:value-type="float" office:value="0.464017152786">
                <text:p>0.464017152786</text:p>
                <draw:g>
                  <svg:desc>Table.D2:Table.D11</svg:desc>
                </draw:g>
              </table:table-cell>
              <table:table-cell office:value-type="float" office:value="0.306694030762">
                <text:p>0.306694030762</text:p>
                <draw:g>
                  <svg:desc>Table.E2:Table.E11</svg:desc>
                </draw:g>
              </table:table-cell>
              <table:table-cell office:value-type="float" office:value="0.217463970184">
                <text:p>0.217463970184</text:p>
                <draw:g>
                  <svg:desc>Table.F2:Table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63482093811">
                <text:p>0.763482093811</text:p>
              </table:table-cell>
              <table:table-cell office:value-type="float" office:value="0.848485946655">
                <text:p>0.848485946655</text:p>
              </table:table-cell>
              <table:table-cell office:value-type="float" office:value="1.12804603577">
                <text:p>1.12804603577</text:p>
              </table:table-cell>
              <table:table-cell office:value-type="float" office:value="0.751493930817">
                <text:p>0.751493930817</text:p>
              </table:table-cell>
              <table:table-cell office:value-type="float" office:value="0.578715801239">
                <text:p>0.5787158012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2791900635">
                <text:p>1.32791900635</text:p>
              </table:table-cell>
              <table:table-cell office:value-type="float" office:value="1.65547895432">
                <text:p>1.65547895432</text:p>
              </table:table-cell>
              <table:table-cell office:value-type="float" office:value="2.17039084435">
                <text:p>2.17039084435</text:p>
              </table:table-cell>
              <table:table-cell office:value-type="float" office:value="1.47969007492">
                <text:p>1.47969007492</text:p>
              </table:table-cell>
              <table:table-cell office:value-type="float" office:value="1.15804696083">
                <text:p>1.158046960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9987201691">
                <text:p>2.19987201691</text:p>
              </table:table-cell>
              <table:table-cell office:value-type="float" office:value="2.7869310379">
                <text:p>2.7869310379</text:p>
              </table:table-cell>
              <table:table-cell office:value-type="float" office:value="3.59255003929">
                <text:p>3.59255003929</text:p>
              </table:table-cell>
              <table:table-cell office:value-type="float" office:value="2.42379188538">
                <text:p>2.42379188538</text:p>
              </table:table-cell>
              <table:table-cell office:value-type="float" office:value="1.95095801353">
                <text:p>1.950958013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9979300499">
                <text:p>3.29979300499</text:p>
              </table:table-cell>
              <table:table-cell office:value-type="float" office:value="4.0885219574">
                <text:p>4.0885219574</text:p>
              </table:table-cell>
              <table:table-cell office:value-type="float" office:value="5.43960285187">
                <text:p>5.43960285187</text:p>
              </table:table-cell>
              <table:table-cell office:value-type="float" office:value="3.67946505547">
                <text:p>3.67946505547</text:p>
              </table:table-cell>
              <table:table-cell office:value-type="float" office:value="2.9623439312">
                <text:p>2.96234393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4626297951">
                <text:p>4.54626297951</text:p>
              </table:table-cell>
              <table:table-cell office:value-type="float" office:value="5.83302497864">
                <text:p>5.83302497864</text:p>
              </table:table-cell>
              <table:table-cell office:value-type="float" office:value="7.66672897339">
                <text:p>7.66672897339</text:p>
              </table:table-cell>
              <table:table-cell office:value-type="float" office:value="5.18888711929">
                <text:p>5.18888711929</text:p>
              </table:table-cell>
              <table:table-cell office:value-type="float" office:value="4.18786787987">
                <text:p>4.187867879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4469799995">
                <text:p>6.04469799995</text:p>
              </table:table-cell>
              <table:table-cell office:value-type="float" office:value="7.75651717186">
                <text:p>7.75651717186</text:p>
              </table:table-cell>
              <table:table-cell office:value-type="float" office:value="10.2924158573">
                <text:p>10.2924158573</text:p>
              </table:table-cell>
              <table:table-cell office:value-type="float" office:value="6.85776686668">
                <text:p>6.85776686668</text:p>
              </table:table-cell>
              <table:table-cell office:value-type="float" office:value="5.60975599289">
                <text:p>5.609755992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82993102074">
                <text:p>7.82993102074</text:p>
              </table:table-cell>
              <table:table-cell office:value-type="float" office:value="10.0376720428">
                <text:p>10.0376720428</text:p>
              </table:table-cell>
              <table:table-cell office:value-type="float" office:value="13.2862148285">
                <text:p>13.2862148285</text:p>
              </table:table-cell>
              <table:table-cell office:value-type="float" office:value="8.87457203865">
                <text:p>8.87457203865</text:p>
              </table:table-cell>
              <table:table-cell office:value-type="float" office:value="7.29355096817">
                <text:p>7.293550968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9621195793">
                <text:p>9.79621195793</text:p>
              </table:table-cell>
              <table:table-cell office:value-type="float" office:value="12.8292510509">
                <text:p>12.8292510509</text:p>
              </table:table-cell>
              <table:table-cell office:value-type="float" office:value="16.9789791107">
                <text:p>16.9789791107</text:p>
              </table:table-cell>
              <table:table-cell office:value-type="float" office:value="11.240252018">
                <text:p>11.240252018</text:p>
              </table:table-cell>
              <table:table-cell office:value-type="float" office:value="9.12216186523">
                <text:p>9.122161865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2952029705">
                <text:p>12.2952029705</text:p>
              </table:table-cell>
              <table:table-cell office:value-type="float" office:value="15.7528381348">
                <text:p>15.7528381348</text:p>
              </table:table-cell>
              <table:table-cell office:value-type="float" office:value="20.9449090958">
                <text:p>20.9449090958</text:p>
              </table:table-cell>
              <table:table-cell office:value-type="float" office:value="13.7743461132">
                <text:p>13.7743461132</text:p>
              </table:table-cell>
              <table:table-cell office:value-type="float" office:value="11.1871869564">
                <text:p>11.1871869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